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This week was all about learning. Throughout the week, I found myself gravitating towards the game development category. Working with Unreal Engine, I was building lots of testing levels, where I would play around with new concepts and ideas I was building for a future game project.<text:s/>About 15 years ago I was extremely<text:s/>interested<text:s/>in<text:s/>game<text:s/>engines, specifically Unreal Engine. And coming back to it after such a hiatus, lots of the core engine capabilities have been expanded, or outright removed. I started to understand<text:s/>increasingly<text:s/>about<text:s/>certain<text:s/>concepts,<text:s/>variables,<text:s/>Boolean, float,<text:s/>vectors<text:s/>you name it.<text:s/><text:line-break/><text:line-break/>It began to become increasingly difficult as time went on, due to the overwhelming nature of everything I was trying to accomplish.<text:s/>So,<text:s/>I began to create scenarios in which I could implement smaller things, and comprehend them on a deeper level, whilst maintaining forward momentum, as<text:s/>I was getting quite a lot of<text:s/>roadblocks. I needed a<text:s/><text:span text:style-name="T2">WIN</text:span><text:span text:style-name="T3">.</text:span><text:line-break/>As the week went on, I had to reinvent how I was learning, making myself understand that it’s okay to just learn, and not have everything absorbed in a week.<text:s/><text:span text:style-name="T4">(Wait, why noooot</text:span><text:span text:style-name="T5">?!</text:span><text:span text:style-name="T6">).</text:span><text:line-break/><text:line-break/>I found projects that were already developed and started to dissect<text:s/>them and<text:s/>try and understand how each works. A great thing about Unreal Engine is its abundance of resources to anyone interested. They have Content Example projects showcasing each of its capabilities.<text:s/>As the first week has gone by since making the new change and creation of Nahtanriel, I think I’ve succeeded. I can now have a character run from one side of the screen to another, and the floor underneath them loads in, destroys itself as it passes the character, and repeats. INFINITE TREADMILL.<text:s/><text:span text:style-name="T7">(Poor Fella)</text:span><text:line-break/><text:line-break/>Throughout the entirety of this, I had my electric guitar in hand and would be<text:s/><text:span text:style-name="T8">noodling<text:s/></text:span>on it. The process right now is<text:s/>learning;<text:s/>I<text:s/>was<text:s/>able to determine how to best<text:s/>incorporate<text:s/>economy picking, with alternate picking. KNOWLEDGE OVER 9000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htanriel G</meta:initial-creator>
    <dc:creator>Nahtanriel G</dc:creator>
    <meta:creation-date>2025-11-10T01:52:00Z</meta:creation-date>
    <dc:date>2025-11-10T01:52:00Z</dc:date>
    <meta:template xlink:href="Normal.dotm" xlink:type="simple"/>
    <meta:editing-cycles>20</meta:editing-cycles>
    <meta:editing-duration>PT0S</meta:editing-duration>
    <meta:document-statistic meta:page-count="1" meta:paragraph-count="3" meta:word-count="291" meta:character-count="1950" meta:row-count="13" meta:non-whitespace-character-count="1662"/>
  </office:meta>
</office:document-meta>
</file>